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top="0cm" fo:margin-bottom="0.106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2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style:font-name="Arial" fo:font-size="14pt" fo:font-weight="normal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fo:text-align="justify" style:justify-single-word="false" style:writing-mode="lr-tb"/>
    </style:style>
    <style:style style:name="P7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8" style:family="paragraph" style:parent-style-name="Text_20_body" style:list-style-name="L4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9" style:family="paragraph" style:parent-style-name="Text_20_body" style:list-style-name="L1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0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1" style:family="paragraph" style:parent-style-name="Text_20_body" style:list-style-name="L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 style:list-style-name="L4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 style:list-style-name="L5">
      <style:paragraph-properties fo:margin-top="0cm" fo:margin-bottom="0cm" fo:line-height="138%" fo:text-align="justify" style:justify-single-word="false" style:writing-mode="lr-tb"/>
    </style:style>
    <style:style style:name="P14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5" style:family="paragraph" style:parent-style-name="Text_20_body" style:list-style-name="L5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7" style:family="paragraph" style:parent-style-name="Text_20_body" style:list-style-name="L6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/>
    </style:style>
    <style:style style:name="T3" style:family="text">
      <style:text-properties fo:font-weight="bold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italic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italic" style:text-underline-style="none" style:text-blinking="false" fo:background-color="transparent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size-asian="14pt" style:font-style-asian="italic" style:font-size-complex="14pt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A876 - Trabalho 2</text:p>
      <text:p text:style-name="P3">O problema com o qual vamos lidar nesse trabalho é a paralelização de filtros de imagem.</text:p>
      <text:p text:style-name="P3"/>
      <text:p text:style-name="P3">Uma imagem é representada, na máquina, por três matrizes. Cada uma delas se refere a um canal (R, G, B) da imagem. Então, r[i][j], g[i][j] e b[i][j] se referem aos valores de R, G e B do pixel (i,j).</text:p>
      <text:p text:style-name="P3"/>
      <text:p text:style-name="P3">Num filtro blur de tamanho N, novas matrizes r', g' e b' são geradas. Para cada uma delas, o pixel (i,j) recebe o valor da média de todos os pixels da matriz original que estão dentro do quadrado que vai de (i-N, j-N) a (i+N, j+N).</text:p>
      <text:p text:style-name="P3"/>
      <text:p text:style-name="P3">O objetivo técnico do trabalho é fazer um programa de computador que permita identificar se a aplicação de um filtro tipo “blur” em uma imagem é mais rápida se ocorrer em uma única linha de execução, em múltiplas threads ou em múltiplos processos.</text:p>
      <text:p text:style-name="P3"/>
      <text:p text:style-name="P3">Para tal, o grupo deverá implementar as três propostas e então avaliar objetivamente seu tempo de execução em imagens pequenas e em imagens grandes.</text:p>
      <text:p text:style-name="P1"/>
      <text:p text:style-name="P4">Restrições</text:p>
      <text:list xml:id="list747661180" text:style-name="L1">
        <text:list-item>
          <text:p text:style-name="P9">Este trabalho deverá ser feito em C. Há, no repositório da disciplina, código para abrir, manipular e salvar imagens.</text:p>
        </text:list-item>
        <text:list-item>
          <text:p text:style-name="P9">O grupo, porém, deve se sentir livre para usar outras bibliotecas ou outras soluções para abrir imagens.</text:p>
        </text:list-item>
        <text:list-item>
          <text:p text:style-name="P9">Não é permitido usar bibliotecas que implementem filtros de imagens (essa parte deverá ser codificada pelo próprio grupo).</text:p>
        </text:list-item>
      </text:list>
      <text:p text:style-name="P1"/>
      <text:p text:style-name="P4"><text:soft-page-break/>O que entregar</text:p>
      <text:list xml:id="list757594829" text:style-name="L2">
        <text:list-item>
          <text:p text:style-name="P10">O código-fonte deverá ser entregue comentado de forma que seja possível entender o raciocínio do grupo através dos comentários.</text:p>
        </text:list-item>
        <text:list-item>
          <text:p text:style-name="P10">Um arquivo Makefile e instruções de uso para permitir testar o programa enviado.</text:p>
        </text:list-item>
        <text:list-item>
          <text:p text:style-name="P7"><text:span text:style-name="T1">O grupo deverá entregar um relatório curto (de até 1 página, em formato coluna dupla), em formato </text:span><text:span text:style-name="T3">PDF</text:span><text:span text:style-name="T1">.</text:span></text:p>
        </text:list-item>
        <text:list-item>
          <text:p text:style-name="P7"><text:span text:style-name="T1">O código e o relatório deverão ser entregues num arquivo .zip através do sistema do Classroom. Por favor, deixe o relatório num diretório chamado </text:span><text:span text:style-name="T3">doc</text:span><text:span text:style-name="T1"> os códigos fontes num diretório chamado </text:span><text:span text:style-name="T3">src</text:span><text:span text:style-name="T1"> e o Makefile no diretório raiz.</text:span></text:p>
        </text:list-item>
      </text:list>
      <text:p text:style-name="P1"/>
      <text:p text:style-name="P4">Sobre o relatório</text:p>
      <text:p text:style-name="P5"><text:span text:style-name="T4">O relatório é um texto </text:span><text:span text:style-name="T6">científico</text:span><text:span text:style-name="T8"> </text:span><text:span text:style-name="T4">e </text:span><text:span text:style-name="T6">objetivo</text:span><text:span text:style-name="T8"> e </text:span><text:span text:style-name="T7">auto-contido</text:span><text:span text:style-name="T8"> </text:span><text:span text:style-name="T4">que tem o propósito de mostrar que a solução adotada pelo grupo é relevante e correta. Ele deve ser divido em três partes:</text:span></text:p>
      <text:list xml:id="list208709106" text:style-name="L3">
        <text:list-item>
          <text:p text:style-name="P11">Introdução: como o problema foi modelado computacionalmente</text:p>
        </text:list-item>
        <text:list-item>
          <text:p text:style-name="P11">Método: como a solução funciona, de maneira tal que possa ser re-implementada por outro grupo. Como funciona o filtro. Como funciona a divisão por threads e por processos.</text:p>
        </text:list-item>
        <text:list-item>
          <text:p text:style-name="P11">Resultados: como o grupo avaliou que sua solução funciona. Dica: coloque os resultados dos testes de desempenho numa tabela em que consta a média e o desvio padrão dos tempos de execução avaliados.</text:p>
        </text:list-item>
      </text:list>
      <text:p text:style-name="P1"/>
      <text:p text:style-name="P5"><text:span text:style-name="T4">O que </text:span><text:span text:style-name="T5">não</text:span><text:span text:style-name="T8"> </text:span><text:span text:style-name="T4">colocar no relatório:</text:span></text:p>
      <text:list xml:id="list676110157" text:style-name="L4">
        <text:list-item>
          <text:p text:style-name="P12">Frases especulativas. Toda frase do relatório deve ser uma citação da literatura, ou uma observação direta, ou o resultado de um raciocínio, ou parte do senso comum.</text:p>
        </text:list-item>
        <text:list-item>
          <text:p text:style-name="P8"><text:span text:style-name="T1">Superlativos e floreios: “as gramáticas regulares são </text:span><text:span text:style-name="T2">essenciais</text:span><text:span text:style-name="T1"> para…” ou “o experimento foi um </text:span><text:span text:style-name="T2">sucesso</text:span><text:span text:style-name="T1">!”</text:span></text:p>
        </text:list-item>
        <text:list-item>
          <text:p text:style-name="P12"><text:soft-page-break/>Demonstrações de teoremas e outros raciocínios muito longos: nesse caso, é melhor citar a conclusão que está usando e indicar a referência de onde tirou.</text:p>
        </text:list-item>
        <text:list-item>
          <text:p text:style-name="P12">Fatos que são corretos, mas que não têm nenhuma ligação com o trabalho em si: “a decisão sobre a validade de strings em gramáticas regulares pode ser resolvida usando autômatos finitos”.</text:p>
        </text:list-item>
      </text:list>
      <text:p text:style-name="P1"/>
      <text:p text:style-name="P4">Datas importantes</text:p>
      <text:p text:style-name="P5"><text:span text:style-name="T5">05/junho:</text:span><text:span text:style-name="T8"> dia de discussão sobre o laboratório. Nesse dia, todos os grupos deverão apresentar aos outros grupos uma proposta sobre como sua solução funcionará. O objetivo desse encontro é garantir que todos saiam da sala de aula entendendo completamente como funciona o problema e como funcionará a solução proposta para ele.</text:span></text:p>
      <text:p text:style-name="P5"><text:span text:style-name="T5">19/junho:</text:span><text:span text:style-name="T8"> </text:span><text:span text:style-name="T4">faremos um dia de revisão do relatório em sala. Cada dupla deve trazer duas cópias físicas do seu relatório, pois analisaremos os relatórios uns dos outros.</text:span></text:p>
      <text:p text:style-name="P5"><text:span text:style-name="T5">21/junho:</text:span><text:span text:style-name="T8"> </text:span><text:span text:style-name="T4">entrega final do código e do relatório. Este relatório deverá incorporar as modificações propostas na aula do dia 19. O prazo de entrega é às 23h59min</text:span></text:p>
      <text:p text:style-name="P1"/>
      <text:p text:style-name="P4">Notas</text:p>
      <text:p text:style-name="P3">O trabalho receberá nota em três quesitos:</text:p>
      <text:list xml:id="list790393588" text:style-name="L5">
        <text:list-item>
          <text:p text:style-name="P15">30% da nota será referente à participação no dia de discussão. A nota será dada da seguinte forma:</text:p>
          <text:list>
            <text:list-item>
              <text:p text:style-name="P15">10 – se o grupo apresentou uma proposta factível de solução ou encontrou uma solução factível durante a aula (a tempo de apresentar), e entende as ferramentas ou técnicas que deverão ser usadas para solucionar os problemas principais que serão encontrados:</text:p>
              <text:list>
                <text:list-item>
                  <text:p text:style-name="P13"><text:span text:style-name="T9">Como o processo de filtragem será dividido em múltiplas </text:span><text:soft-page-break/><text:span text:style-name="T9">threads/processos?</text:span></text:p>
                </text:list-item>
                <text:list-item>
                  <text:p text:style-name="P15">Quais condições de corrida aparecerão? Como é possível evitá-las?</text:p>
                </text:list-item>
                <text:list-item>
                  <text:p text:style-name="P15">Como lidar com pixels que estão na borda da imagem?</text:p>
                </text:list-item>
                <text:list-item>
                  <text:p text:style-name="P13"><text:span text:style-name="T9">É possível implementar o filtro </text:span><text:span text:style-name="T11">in place</text:span><text:span text:style-name="T9">, ou será preciso usar um espaço de memória auxiliar?</text:span></text:p>
                  <text:p text:style-name="P15"/>
                </text:list-item>
              </text:list>
            </text:list-item>
            <text:list-item>
              <text:p text:style-name="P15">5 – se o grupo apresentou um esboço de solução, mas que ignora problemas importantes, que podem trazer problemas ao grupo no futuro.</text:p>
            </text:list-item>
            <text:list-item>
              <text:p text:style-name="P15">0 – se o grupo não apresentou proposta de solução ou se a proposta de solução apresentada está fora do tema.</text:p>
            </text:list-item>
          </text:list>
        </text:list-item>
        <text:list-item>
          <text:p text:style-name="P15">40% da nota será referente ao relatório final, conforme a grade de correção divulgada e conhecida por todos. Haverá um dia de revisão do relatório.</text:p>
        </text:list-item>
        <text:list-item>
          <text:p text:style-name="P15">40% da nota será referente ao código, que inicia em 10 e considera os seguintes descontos:</text:p>
          <text:list>
            <text:list-item>
              <text:p text:style-name="P15">-10 se o programa não compila ou não executa (ele será testado em máquinas Linux!)</text:p>
            </text:list-item>
            <text:list-item>
              <text:p text:style-name="P15">-4 para cada versão não implementada (devem ser entregues as versões multi-thread, multi-processo e em linha de execução única).</text:p>
            </text:list-item>
            <text:list-item>
              <text:p text:style-name="P15">-2 se não há script de teste</text:p>
            </text:list-item>
            <text:list-item>
              <text:p text:style-name="P15">-2 se não há instruções para execução</text:p>
            </text:list-item>
            <text:list-item>
              <text:p text:style-name="P15">-2 se o programa tem bugs que poderiam ser resolvidos facilmente (exemplo: overflow nos pixels levando a aberrações cromáticas)</text:p>
            </text:list-item>
            <text:list-item>
              <text:p text:style-name="P13"><text:span text:style-name="T9">+2 se o comando </text:span><text:span text:style-name="T11">make test </text:span><text:span text:style-name="T10">compila o programa, executa automaticamente todos os testes e imprime na tela os resultados de todos os testes.</text:span></text:p>
            </text:list-item>
          </text:list>
        </text:list-item>
      </text:list>
      <text:p text:style-name="P3"><text:tab/></text:p>
      <text:p text:style-name="P6"><text:span text:style-name="T9"><text:tab/>A nota final será a média ponderada das notas de cada etapa se todas forem maiores que 3. Caso alguma nota seja menor que 3, a nota do projeto </text:span><text:soft-page-break/><text:span text:style-name="T9">será igual à menor nota entre as etapas.</text:span></text:p>
      <text:p text:style-name="P3"/>
      <text:p text:style-name="P18">Variações</text:p>
      <text:p text:style-name="P16">É possível que o grupo prefira fazer outro filtro que não seja o “blur”, ou queira implementar uma variação do “blur”. Alternativamente, o grupo pode optar por implementar outros filtros, tais como:</text:p>
      <text:list xml:id="list1701637987" text:style-name="L6">
        <text:list-item>
          <text:p text:style-name="P17">Detector de bordas (filtro de Sobel)</text:p>
        </text:list-item>
        <text:list-item>
          <text:p text:style-name="P17">“Blur” Gaussiano</text:p>
        </text:list-item>
        <text:list-item>
          <text:p text:style-name="P17">Erosão</text:p>
        </text:list-item>
        <text:list-item>
          <text:p text:style-name="P17">Dilatação</text:p>
        </text:list-item>
        <text:list-item>
          <text:p text:style-name="P17">Mediana, máximo ou mínimo em janela deslizante</text:p>
        </text:list-item>
      </text:list>
      <text:p text:style-name="P16"/>
      <text:p text:style-name="P16">Todos esses filtros têm a característica de depender de uma área em torno de cada pixel processado. Em tese, qualquer filtro com essa característica é possível para este trabalho, mas pode ser uma boa idéia conversar com o Tiago se o grupo tiver uma outra idéia de filtro.</text:p>
      <text:p text:style-name="P16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5-10T20:43:53</meta:creation-date>
    <dc:date>2019-02-26T22:04:10</dc:date>
    <dc:creator>Tiago Tavares</dc:creator>
    <meta:editing-duration>PT13H4M7S</meta:editing-duration>
    <meta:editing-cycles>10</meta:editing-cycles>
    <meta:generator>OpenOffice.org/3.3$Unix OpenOffice.org_project/330m20$Build-9567</meta:generator>
    <meta:document-statistic meta:table-count="0" meta:image-count="0" meta:object-count="0" meta:page-count="5" meta:paragraph-count="58" meta:word-count="1098" meta:character-count="6294"/>
  </office:meta>
</office:document-meta>
</file>